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5942" officeooo:paragraph-rsid="00115942"/>
    </style:style>
    <style:style style:name="P2" style:family="paragraph" style:parent-style-name="Standard">
      <style:text-properties officeooo:rsid="0012dea8" officeooo:paragraph-rsid="0012dea8"/>
    </style:style>
    <style:style style:name="P3" style:family="paragraph" style:parent-style-name="Standard">
      <style:text-properties officeooo:rsid="0013f009" officeooo:paragraph-rsid="0013f009"/>
    </style:style>
    <style:style style:name="P4" style:family="paragraph" style:parent-style-name="Standard">
      <style:text-properties officeooo:rsid="0013f009" officeooo:paragraph-rsid="0014041e"/>
    </style:style>
    <style:style style:name="P5" style:family="paragraph" style:parent-style-name="Standard">
      <style:text-properties officeooo:rsid="0014041e" officeooo:paragraph-rsid="0014041e"/>
    </style:style>
    <style:style style:name="P6" style:family="paragraph" style:parent-style-name="Standard">
      <style:text-properties officeooo:rsid="0014041e" officeooo:paragraph-rsid="0014041e" fo:background-color="transparent"/>
    </style:style>
    <style:style style:name="P7" style:family="paragraph" style:parent-style-name="Standard">
      <style:text-properties officeooo:rsid="0014041e" officeooo:paragraph-rsid="00152933" fo:background-color="transparent"/>
    </style:style>
    <style:style style:name="P8" style:family="paragraph" style:parent-style-name="Standard">
      <style:text-properties officeooo:rsid="00152933" officeooo:paragraph-rsid="00152933" fo:background-color="transparent"/>
    </style:style>
    <style:style style:name="P9" style:family="paragraph" style:parent-style-name="Standard">
      <style:text-properties officeooo:rsid="0017094a" officeooo:paragraph-rsid="0017094a" fo:background-color="transparent"/>
    </style:style>
    <style:style style:name="P10" style:family="paragraph" style:parent-style-name="Standard">
      <style:text-properties officeooo:rsid="0017094a" officeooo:paragraph-rsid="0018ecb9" fo:background-color="transparent"/>
    </style:style>
    <style:style style:name="P11" style:family="paragraph" style:parent-style-name="Standard">
      <style:text-properties officeooo:rsid="0028f9a8" officeooo:paragraph-rsid="0028f9a8" fo:background-color="transparent"/>
    </style:style>
    <style:style style:name="P12" style:family="paragraph" style:parent-style-name="Standard">
      <style:text-properties officeooo:rsid="002abaff" officeooo:paragraph-rsid="002abaff" fo:background-color="transparent"/>
    </style:style>
    <style:style style:name="P13" style:family="paragraph" style:parent-style-name="Standard">
      <style:text-properties officeooo:rsid="00152933" officeooo:paragraph-rsid="00152933" fo:background-color="#ffff99"/>
    </style:style>
    <style:style style:name="P14" style:family="paragraph" style:parent-style-name="Standard">
      <style:text-properties officeooo:rsid="0014041e" officeooo:paragraph-rsid="0014041e" fo:background-color="#ffff99"/>
    </style:style>
    <style:style style:name="P15" style:family="paragraph" style:parent-style-name="Standard">
      <style:text-properties officeooo:rsid="001b7f7a" officeooo:paragraph-rsid="001b7f7a" fo:background-color="#ffff99"/>
    </style:style>
    <style:style style:name="P16" style:family="paragraph" style:parent-style-name="Standard">
      <style:text-properties officeooo:rsid="001947f7" officeooo:paragraph-rsid="001947f7"/>
    </style:style>
    <style:style style:name="P17" style:family="paragraph" style:parent-style-name="Standard">
      <style:text-properties officeooo:rsid="001b7f7a" officeooo:paragraph-rsid="001b7f7a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15942" officeooo:paragraph-rsid="0011594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dae41" officeooo:paragraph-rsid="001dae41" fo:background-color="transparent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2c266" officeooo:paragraph-rsid="0022c266" fo:background-color="#0066cc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ef55f" officeooo:paragraph-rsid="001ef55f" fo:background-color="transparent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0da1e" officeooo:paragraph-rsid="0020da1e" fo:background-color="transparent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11fe9" officeooo:paragraph-rsid="00211fe9" fo:background-color="transparent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2c266" officeooo:paragraph-rsid="0022c266" fo:background-color="transparent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ef55f" officeooo:paragraph-rsid="001ef55f" fo:background-color="#ff66c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0da1e" officeooo:paragraph-rsid="0020da1e" fo:background-color="#99ff66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2555a" officeooo:paragraph-rsid="0022555a" fo:background-color="#66ff99" style:font-weight-asian="normal" style:font-weight-complex="normal"/>
    </style:style>
    <style:style style:name="P28" style:family="paragraph" style:parent-style-name="Standard">
      <style:text-properties officeooo:rsid="0028d7f0" officeooo:paragraph-rsid="0028d7f0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2c266" officeooo:paragraph-rsid="0022c266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2d1b2" officeooo:paragraph-rsid="0022d1b2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46c31" officeooo:paragraph-rsid="00246c31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4f8c1" officeooo:paragraph-rsid="0024f8c1" fo:background-color="transparent" style:font-weight-asian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8ad60" officeooo:paragraph-rsid="0028ad60" fo:background-color="transparent" style:font-weight-asian="normal" style:font-weight-complex="normal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ae975" officeooo:paragraph-rsid="002ae975" fo:background-color="transparent" style:font-weight-asian="normal" style:font-weight-complex="normal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normal" officeooo:rsid="002ae975" officeooo:paragraph-rsid="002ae975" fo:background-color="transparent" style:font-weight-asian="normal" style:font-weight-complex="normal"/>
    </style:style>
    <style:style style:name="P36" style:family="paragraph" style:parent-style-name="Standard" style:list-style-name="L1">
      <style:text-properties officeooo:rsid="0017094a" officeooo:paragraph-rsid="0017094a" fo:background-color="transparen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ae975" officeooo:paragraph-rsid="002ae975" fo:background-color="transparent" style:font-weight-asian="normal" style:font-weight-complex="normal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dff31" officeooo:paragraph-rsid="002dff31" fo:background-color="transparent" style:font-weight-asian="normal" style:font-weight-complex="normal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2dff31" officeooo:paragraph-rsid="002dff31" fo:background-color="transparent" style:font-weight-asian="bold" style:font-weight-complex="bold"/>
    </style:style>
    <style:style style:name="T1" style:family="text">
      <style:text-properties fo:background-color="#ffff99" loext:char-shading-value="0"/>
    </style:style>
    <style:style style:name="T2" style:family="text">
      <style:text-properties officeooo:rsid="0018ecb9"/>
    </style:style>
    <style:style style:name="T3" style:family="text">
      <style:text-properties officeooo:rsid="001d4327"/>
    </style:style>
    <style:style style:name="T4" style:family="text">
      <style:text-properties officeooo:rsid="002b5a54" fo:background-color="#99ffff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1fe9" fo:background-color="transparent" loext:char-shading-value="0"/>
    </style:style>
    <style:style style:name="T7" style:family="text">
      <style:text-properties officeooo:rsid="0026b8b4"/>
    </style:style>
    <style:style style:name="T8" style:family="text">
      <style:text-properties officeooo:rsid="002b5a54" fo:background-color="#66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ro<text:span text:style-name="T3">ku</text:span></text:p>
      <text:p text:style-name="P1"/>
      <text:p text:style-name="P1">Respositorio GIT remoto</text:p>
      <text:p text:style-name="P2">Generar cuenta gratuita</text:p>
      <text:p text:style-name="P2">Nos ofrece una url para colgar nuestra aplicación</text:p>
      <text:p text:style-name="P2"/>
      <text:p text:style-name="P2"/>
      <text:p text:style-name="P2"><text:a xlink:type="simple" xlink:href="https://signup.heroku.com/">https://signup.heroku.com/</text:a></text:p>
      <text:p text:style-name="P2"/>
      <text:p text:style-name="P2">Artículo del proceso:</text:p>
      <text:p text:style-name="P2"/>
      <text:p text:style-name="P2"><text:a xlink:type="simple" xlink:href="https://devcenter.heroku.com/articles/git">https://devcenter.heroku.com/articles/git</text:a></text:p>
      <text:p text:style-name="P2"/>
      <text:p text:style-name="P3">instalamos Heroku en el menú set up:</text:p>
      <text:p text:style-name="P3"><text:a xlink:type="simple" xlink:href="https://devcenter.heroku.com/articles/getting-started-with-nodejs#introduction">https://devcenter.heroku.com/articles/getting-started-with-nodejs#introduction</text:a></text:p>
      <text:p text:style-name="P3"/>
      <text:p text:style-name="P5">Instalamos express-</text:p>
      <text:p text:style-name="P5">creamos package.json</text:p>
      <text:p text:style-name="P5"/>
      <text:p text:style-name="P4">En el packageJSON :</text:p>
      <text:p text:style-name="P4">indicaremos la versión de node. Es importante. Ver en el terminal node -v.</text:p>
      <text:p text:style-name="P3"><text:tab/>añadimos:</text:p>
      <text:p text:style-name="P3"><text:tab/><text:tab/>“engines”: {</text:p>
      <text:p text:style-name="P3"><text:tab/><text:tab/>“node”: “<text:span text:style-name="T1">versión</text:span>”}</text:p>
      <text:p text:style-name="P28">(lo ponemos para que el servidor trabaje con la misma versión que nosotros. En el caso de la versión 6 para utilziar ES6).</text:p>
      <text:p text:style-name="P3"/>
      <text:p text:style-name="P5"><text:tab/>en “scripts” pondremos: {</text:p>
      <text:p text:style-name="P5"><text:tab/><text:tab/>“dev”: nodemon </text:p>
      <text:p text:style-name="P5"><text:tab/><text:tab/>“start”:</text:p>
      <text:p text:style-name="P5"/>
      <text:p text:style-name="P5">En el terminal pondremos <text:span text:style-name="T1">npm run dev</text:span></text:p>
      <text:p text:style-name="P5"/>
      <text:p text:style-name="P14">Creamos un repositorio git local:</text:p>
      <text:p text:style-name="P6">git init</text:p>
      <text:p text:style-name="P6">creamos .gitignore con node-modules</text:p>
      <text:p text:style-name="P6"/>
      <text:p text:style-name="P8">En nuestra carpeta hacemos desde el terminal:</text:p>
      <text:p text:style-name="P13">heroku login</text:p>
      <text:p text:style-name="P7"/>
      <text:p text:style-name="P9">git add –all</text:p>
      <text:p text:style-name="P9">git commit </text:p>
      <text:p text:style-name="P9">git status</text:p>
      <text:p text:style-name="P9"/>
      <text:p text:style-name="P12">Deploy the app:</text:p>
      <text:p text:style-name="P12">https://devcenter.heroku.com/articles/getting-started-with-nodejs#deploy-the-app</text:p>
      <text:p text:style-name="P11"><text:s/>heroku create</text:p>
      <text:p text:style-name="P10">git push heroku master <text:span text:style-name="T2">=&gt; no li hem de dir res mes perquè ja t'has logat. </text:span></text:p>
      <text:p text:style-name="P10"><text:tab/><text:span text:style-name="T2">Esto </text:span>hace varias cosas:</text:p>
      <text:list xml:id="list1998158360043307029" text:style-name="L1">
        <text:list-item>
          <text:p text:style-name="P36">sube el codigo en remoto</text:p>
        </text:list-item>
        <text:list-item>
          <text:p text:style-name="P36">instala dependencias</text:p>
        </text:list-item>
        <text:list-item>
          <text:p text:style-name="P36">lanza el comando npm start definido en el package.json</text:p>
        </text:list-item>
      </text:list>
      <text:p text:style-name="P9"><text:soft-page-break/></text:p>
      <text:p text:style-name="P16">una vez realizados estos pasos con git, en el terminal hacemos:</text:p>
      <text:p text:style-name="P16"/>
      <text:p text:style-name="P16">heroku ps:scale web=1</text:p>
      <text:p text:style-name="P16"/>
      <text:p text:style-name="P16">Y luego:</text:p>
      <text:p text:style-name="P16">heroku open</text:p>
      <text:p text:style-name="P16"/>
      <text:p text:style-name="P16">También podemos abrir la página mediante la url que nos da al princicio (color cián).</text:p>
      <text:p text:style-name="P16">https://rocky-everglades-97905.herokuapp.com/</text:p>
      <text:p text:style-name="P5"/>
      <text:p text:style-name="P15">En Heroku tenemos una lista de las aplicaciones. En settings de la aplicación podemos cambiar el nobmre.</text:p>
      <text:p text:style-name="P17"/>
      <text:p text:style-name="P19">Ahora queremos utilizar una base de datos de un servidor. Mlab.com</text:p>
      <text:p text:style-name="P19"/>
      <text:p text:style-name="P19"/>
      <text:p text:style-name="P21">To connect using the mongo shell:</text:p>
      <text:p text:style-name="P21">mongo ds019746.mlab.com:19746/logyak -u &lt;dbuser&gt; -p &lt;dbpassword&gt;</text:p>
      <text:p text:style-name="P21">To connect using a driver via the standard MongoDB URI (what's this?):</text:p>
      <text:p text:style-name="P25"><text:s text:c="2"/>mongodb://&lt;dbuser&gt;:&lt;dbpassword&gt;@ds019746.mlab.com:19746/logyak</text:p>
      <text:p text:style-name="P25">Esto será nuestra url</text:p>
      <text:p text:style-name="P25"/>
      <text:p text:style-name="P25">Tenemos que crearnos un usuario que lo pondremos en la URL de nuestro js.</text:p>
      <text:p text:style-name="P25"/>
      <text:p text:style-name="P25">mongodb://&lt;<text:span text:style-name="T8">xxxxxxxxx</text:span>&gt;:&lt;<text:span text:style-name="T4">Xxxxxxx</text:span>&gt;@ds019746.mlab.com:19746/logyak</text:p>
      <text:p text:style-name="P25">Esto será nuestra url</text:p>
      <text:p text:style-name="P25"/>
      <text:p text:style-name="P26">Podemos setear variables de entorno con NODE_ENV. Lo tenemos que definir el el JSON y <text:span text:style-name="T5">ponerlo en el archivo server.js. </text:span><text:span text:style-name="T6">Lo importante es que nuestra aplicación lea variables de entorno. </text:span></text:p>
      <text:p text:style-name="P22"/>
      <text:p text:style-name="P23">Con esto podemos configurar las variables de entorno del servidor: </text:p>
      <text:p text:style-name="P23"/>
      <text:p text:style-name="P23">heroku config:set TIMES=2 (ejemplo de la web)</text:p>
      <text:p text:style-name="P23"/>
      <text:p text:style-name="P23">nosotros pondremos: </text:p>
      <text:p text:style-name="P23">heroku config:set NODE_ENV= production</text:p>
      <text:p text:style-name="P23"/>
      <text:p text:style-name="P27">Sirve para setear cosas diferentes en producción y desarrollo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><text:soft-page-break/>Para conectarnos utilizaremos MONGOSE</text:p>
      <text:p text:style-name="P24">npm install –save mongose</text:p>
      <text:p text:style-name="P24"/>
      <text:p text:style-name="P24">Mongose funciona con esquemas, modelos. Nos creamos un esquema:</text:p>
      <text:p text:style-name="P24">var Studentdchema ….</text:p>
      <text:p text:style-name="P24">nos definimo snuetro documento, tipo de datos, expresiones, etc. </text:p>
      <text:p text:style-name="P24">Este esquema va asociado a un modelo </text:p>
      <text:p text:style-name="P24"/>
      <text:p text:style-name="P24">La colección es el nombre del modelo en plural. </text:p>
      <text:p text:style-name="P24"/>
      <text:p text:style-name="P29">Student es cada uno de tus documentos. Y te lo guarda en la colección students. </text:p>
      <text:p text:style-name="P29"/>
      <text:p text:style-name="P29">Resumen:</text:p>
      <text:p text:style-name="P29">Nos conectamos</text:p>
      <text:p text:style-name="P29">definimos esquema</text:p>
      <text:p text:style-name="P29">definimo módulo</text:p>
      <text:p text:style-name="P29">buscamos =&gt; lo primero que hacemos...</text:p>
      <text:p text:style-name="P29"/>
      <text:p text:style-name="P30">En la web añadimos una colección y un documento</text:p>
      <text:p text:style-name="P31">El modelo tiene un NOMBRE y actúo según el modelo (actualizo, borro, filtro, etc). Ahora ya no haremos db.collection....sinó que model.find{}....</text:p>
      <text:p text:style-name="P31"/>
      <text:p text:style-name="P33">En la página 260 hay la slide con la información. </text:p>
      <text:p text:style-name="P31"/>
      <text:p text:style-name="P31"/>
      <text:p text:style-name="P32">Las fotos las guardamos en una carpeta en nuestro servidor <text:span text:style-name="T7">(local o Heroku).</text:span></text:p>
      <text:p text:style-name="P32"/>
      <text:p text:style-name="P32"/>
      <text:p text:style-name="P32"/>
      <text:p text:style-name="P35">Proyecto de Juanma: Heroku-demo-app</text:p>
      <text:p text:style-name="P35"/>
      <text:p text:style-name="P34">en modules tengo definidos los schemas. </text:p>
      <text:p text:style-name="P34">Solo lee index que se encarga de lleer elc ontenido de la caprta models</text:p>
      <text:p text:style-name="P34"/>
      <text:p text:style-name="P34">process es una variable donde se almacena inforamción y la puedo utilizar como variable bloba. </text:p>
      <text:p text:style-name="P34"/>
      <text:p text:style-name="P39">Login</text:p>
      <text:p text:style-name="P38">Autentificación al servidor</text:p>
      <text:p text:style-name="P38">Lo que pudeo hacer como usuario 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28:40.473199000</meta:creation-date>
    <dc:date>2016-08-31T17:39:16.111407000</dc:date>
    <meta:editing-duration>PT21H22M4S</meta:editing-duration>
    <meta:editing-cycles>30</meta:editing-cycles>
    <meta:generator>LibreOffice/4.2.4.2$MacOSX_X86_64 LibreOffice_project/63150712c6d317d27ce2db16eb94c2f3d7b699f8</meta:generator>
    <meta:document-statistic meta:table-count="0" meta:image-count="0" meta:object-count="0" meta:page-count="3" meta:paragraph-count="83" meta:word-count="510" meta:character-count="3485" meta:non-whitespace-character-count="3032"/>
  </office:meta>
</office:document-meta>
</file>